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6.336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6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9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3" number:language="en" number:country="IN">
      <number:number number:decimal-places="0" number:min-integer-digits="1" number:grouping="true"/>
    </number:number-style>
    <number:date-style style:name="N8033" number:language="en" number:country="IN" number:automatic-order="true">
      <number:day number:style="long"/>
      <number:text>/</number:text>
      <number:month number:textual="true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6b9b8"/>
      <style:text-properties fo:color="#40315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Excel_20_Built-in_20_Normal">
      <style:text-properties style:font-name="Calibri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33"/>
    <style:style style:name="ce15" style:family="table-cell" style:parent-style-name="Excel_20_Built-in_20_Normal" style:data-style-name="N8037"/>
    <style:style style:name="ce16" style:family="table-cell" style:parent-style-name="Excel_20_Built-in_20_Normal"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4"/>
        <table:table-column table:style-name="co3" table:default-cell-style-name="ce7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3">
          <table:table-cell table:style-name="ce1"/>
          <table:table-cell table:style-name="ce3"/>
          <table:table-cell table:style-name="ce5"/>
          <table:table-cell table:style-name="ce9" office:value-type="string">
            <text:p>Sculpture Data</text:p>
          </table:table-cell>
          <table:table-cell table:style-name="ce1" table:number-columns-repeated="3"/>
          <table:table-cell table:style-name="ce13"/>
          <table:table-cell table:style-name="ce16"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S. N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Size (in inches)</text:p>
          </table:table-cell>
          <table:table-cell table:style-name="ce2" office:value-type="string">
            <text:p>Price (in Rupees)</text:p>
          </table:table-cell>
          <table:table-cell table:style-name="ce2" office:value-type="string">
            <text:p>Gallery</text:p>
          </table:table-cell>
          <table:table-cell table:style-name="ce2" office:value-type="string">
            <text:p>Addition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vailable</text:p>
          </table:table-cell>
          <table:table-cell table:style-name="ce2" table:number-columns-repeated="10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alanced Pleasures</text:p>
          </table:table-cell>
          <table:table-cell office:value-type="string">
            <text:p>Bronze &amp; Steel</text:p>
          </table:table-cell>
          <table:table-cell office:value-type="string">
            <text:p>38”x24”x16”</text:p>
          </table:table-cell>
          <table:table-cell table:number-columns-repeated="3"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eyond Heaven &amp; Earth</text:p>
          </table:table-cell>
          <table:table-cell office:value-type="string">
            <text:p>Bronze &amp; Steel</text:p>
          </table:table-cell>
          <table:table-cell office:value-type="string">
            <text:p>48”x24”x18”</text:p>
          </table:table-cell>
          <table:table-cell table:style-name="ce11" office:value-type="float" office:value="500000">
            <text:p>50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he Child Hero</text:p>
          </table:table-cell>
          <table:table-cell office:value-type="string">
            <text:p>Bronze &amp; Steel</text:p>
          </table:table-cell>
          <table:table-cell office:value-type="string">
            <text:p>72''x30''x16''</text:p>
          </table:table-cell>
          <table:table-cell office:value-type="float" office:value="600000">
            <text:p>600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hol</text:p>
          </table:table-cell>
          <table:table-cell office:value-type="string">
            <text:p>Fibre</text:p>
          </table:table-cell>
          <table:table-cell office:value-type="string">
            <text:p>65”x35”x32”</text:p>
          </table:table-cell>
          <table:table-cell office:value-type="float" office:value="220000">
            <text:p>2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Dream Chaser</text:p>
          </table:table-cell>
          <table:table-cell office:value-type="string">
            <text:p>Bronze &amp; Steel</text:p>
          </table:table-cell>
          <table:table-cell office:value-type="string">
            <text:p>40''x17''x17''</text:p>
          </table:table-cell>
          <table:table-cell office:value-type="float" office:value="250000">
            <text:p>25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hsas 1(moon)</text:p>
          </table:table-cell>
          <table:table-cell table:style-name="ce10" office:value-type="string">
            <text:p>Bronze &amp; Steel</text:p>
          </table:table-cell>
          <table:table-cell office:value-type="string">
            <text:p>45''x32''x12''</text:p>
          </table:table-cell>
          <table:table-cell office:value-type="float" office:value="560000">
            <text:p>56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hsas 2(kissing)</text:p>
          </table:table-cell>
          <table:table-cell table:style-name="ce10" office:value-type="string">
            <text:p>Bronze &amp; Steel</text:p>
          </table:table-cell>
          <table:table-cell office:value-type="string">
            <text:p>24''x33''x6''</text:p>
          </table:table-cell>
          <table:table-cell office:value-type="float" office:value="755000">
            <text:p>755000</text:p>
          </table:table-cell>
          <table:table-cell table:number-columns-repeated="2"/>
          <table:table-cell table:style-name="ce10"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Ehsas 3(sleeping)</text:p>
          </table:table-cell>
          <table:table-cell table:style-name="ce10" office:value-type="string">
            <text:p>Bronze &amp; Steel</text:p>
          </table:table-cell>
          <table:table-cell office:value-type="string">
            <text:p>28''x68''x18''</text:p>
          </table:table-cell>
          <table:table-cell office:value-type="float" office:value="800000">
            <text:p>80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eathered Friends</text:p>
          </table:table-cell>
          <table:table-cell office:value-type="string">
            <text:p>Bronze &amp; Iron</text:p>
          </table:table-cell>
          <table:table-cell office:value-type="string">
            <text:p>22”x24”x15”</text:p>
          </table:table-cell>
          <table:table-cell office:value-type="string">
            <text:p>1,70,000 <text:s text:c="2"/></text:p>
          </table:table-cell>
          <table:table-cell office:value-type="string">
            <text:p>arushi</text:p>
          </table:table-cell>
          <table:table-cell table:style-name="ce14" office:value-type="string">
            <text:p><text:s/>1/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light of Fantasy</text:p>
          </table:table-cell>
          <table:table-cell office:value-type="string">
            <text:p>Fibre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smic Energy</text:p>
          </table:table-cell>
          <table:table-cell office:value-type="string">
            <text:p>Bronze</text:p>
          </table:table-cell>
          <table:table-cell office:value-type="string">
            <text:p>15”x9”x6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<text:s/>1/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Ganga</text:p>
          </table:table-cell>
          <table:table-cell table:number-columns-repeated="3"/>
          <table:table-cell office:value-type="string">
            <text:p>samanway art(Gendral Secratory.. B. Gopalan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High as a Kit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Illusio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Invisible Bonudaries</text:p>
          </table:table-cell>
          <table:table-cell office:value-type="string">
            <text:p>Bronze &amp; Steel</text:p>
          </table:table-cell>
          <table:table-cell office:value-type="string">
            <text:p>33”x46”x17”</text:p>
          </table:table-cell>
          <table:table-cell table:style-name="ce11" office:value-type="float" office:value="333000">
            <text:p>33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oy of the Gam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Krishna</text:p>
          </table:table-cell>
          <table:table-cell office:value-type="string">
            <text:p>Fibre/Bronze</text:p>
          </table:table-cell>
          <table:table-cell office:value-type="string">
            <text:p>25”x14”x6”</text:p>
          </table:table-cell>
          <table:table-cell office:value-type="string">
            <text:p>29,000/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The Lost King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Lost Playing Fields</text:p>
          </table:table-cell>
          <table:table-cell office:value-type="string">
            <text:p>Bronze &amp; Steel</text:p>
          </table:table-cell>
          <table:table-cell office:value-type="string">
            <text:p>47''x27''x12''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irvana</text:p>
          </table:table-cell>
          <table:table-cell office:value-type="string">
            <text:p>Fibre/Bronze</text:p>
          </table:table-cell>
          <table:table-cell office:value-type="string">
            <text:p>54”x28”x28”</text:p>
          </table:table-cell>
          <table:table-cell table:style-name="ce11" office:value-type="string">
            <text:p>1,20,000/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Projected Longings</text:p>
          </table:table-cell>
          <table:table-cell office:value-type="string">
            <text:p>Bronze</text:p>
          </table:table-cell>
          <table:table-cell office:value-type="string">
            <text:p>27”x7”x5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\1/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Revolving Hearbeats</text:p>
          </table:table-cell>
          <table:table-cell table:number-columns-repeated="3"/>
          <table:table-cell office:value-type="string">
            <text:p>arusi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office:value-type="string">
            <text:p>Rythmic Balance (Small)</text:p>
          </table:table-cell>
          <table:table-cell office:value-type="string">
            <text:p>Fibreglass/Bronze</text:p>
          </table:table-cell>
          <table:table-cell office:value-type="string">
            <text:p>16”x24”x14” / 24”x9”x6” <text:s/>/ <text:s/>24”x9”x5</text:p>
          </table:table-cell>
          <table:table-cell office:value-type="string">
            <text:p>36,000 (B)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adow of the Enlightened </text:p>
          </table:table-cell>
          <table:table-cell office:value-type="string">
            <text:p>Bronze &amp;Steel</text:p>
          </table:table-cell>
          <table:table-cell office:value-type="string">
            <text:p>64''x30''x15”</text:p>
          </table:table-cell>
          <table:table-cell office:value-type="string">
            <text:p>3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Steps of Generation</text:p>
          </table:table-cell>
          <table:table-cell office:value-type="string">
            <text:p>Bronze &amp; Iron</text:p>
          </table:table-cell>
          <table:table-cell office:value-type="string">
            <text:p>36”x12”x9”</text:p>
          </table:table-cell>
          <table:table-cell office:value-type="string">
            <text:p>1,60,000</text:p>
          </table:table-cell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Tending Her Flock</text:p>
          </table:table-cell>
          <table:table-cell office:value-type="string">
            <text:p>Bronze</text:p>
          </table:table-cell>
          <table:table-cell office:value-type="string">
            <text:p>27''x20''x12''</text:p>
          </table:table-cell>
          <table:table-cell office:value-type="string">
            <text:p>1,55,000</text:p>
          </table:table-cell>
          <table:table-cell office:value-type="string">
            <text:p>sumeeta chopra</text:p>
          </table:table-cell>
          <table:table-cell table:style-name="ce14" office:value-type="string">
            <text:p>/1/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The First Touch</text:p>
          </table:table-cell>
          <table:table-cell office:value-type="string">
            <text:p>Bronze &amp; Steel</text:p>
          </table:table-cell>
          <table:table-cell office:value-type="string">
            <text:p>34''x30''x24''</text:p>
          </table:table-cell>
          <table:table-cell office:value-type="string">
            <text:p>5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Triumph of Love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9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Yogic Concentration</text:p>
          </table:table-cell>
          <table:table-cell office:value-type="string">
            <text:p>Bronze</text:p>
          </table:table-cell>
          <table:table-cell office:value-type="string">
            <text:p>31”x16”x11”</text:p>
          </table:table-cell>
          <table:table-cell table:style-name="ce12" office:value-type="float" office:value="80000">
            <text:p>80,000</text:p>
          </table:table-cell>
          <table:table-cell office:value-type="string">
            <text:p>arushi</text:p>
          </table:table-cell>
          <table:table-cell/>
          <table:table-cell table:formula="of:=--------------------------------------------------------------------------[.H139:.H1452]" office:value-type="float" office:value="0">
            <text:p>#VALUE!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 Tribute to MJ</text:p>
          </table:table-cell>
          <table:table-cell office:value-type="string">
            <text:p>Bronze</text:p>
          </table:table-cell>
          <table:table-cell office:value-type="string">
            <text:p>12”x7”x5”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Soaring to the Heaven</text:p>
          </table:table-cell>
          <table:table-cell office:value-type="string">
            <text:p>Fibre/Bronze</text:p>
          </table:table-cell>
          <table:table-cell office:value-type="string">
            <text:p>36”x14”x11”</text:p>
          </table:table-cell>
          <table:table-cell office:value-type="string">
            <text:p>21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Bubbles of Love</text:p>
          </table:table-cell>
          <table:table-cell office:value-type="string">
            <text:p>Fibre</text:p>
          </table:table-cell>
          <table:table-cell office:value-type="string">
            <text:p>36”x13”x15”</text:p>
          </table:table-cell>
          <table:table-cell table:style-name="ce12" office:value-type="float" office:value="66500">
            <text:p>66,5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style-name="ce8" office:value-type="string">
            <text:p>Ultimate Sublimation</text:p>
          </table:table-cell>
          <table:table-cell office:value-type="string">
            <text:p>Fibreglass</text:p>
          </table:table-cell>
          <table:table-cell office:value-type="string">
            <text:p>18”x14”x7”</text:p>
          </table:table-cell>
          <table:table-cell table:style-name="ce12" office:value-type="float" office:value="27000">
            <text:p>2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Daphli Wale</text:p>
          </table:table-cell>
          <table:table-cell office:value-type="string">
            <text:p>Fibre &amp; Steel</text:p>
          </table:table-cell>
          <table:table-cell office:value-type="string">
            <text:p>23”x16”x16”</text:p>
          </table:table-cell>
          <table:table-cell table:style-name="ce12" office:value-type="float" office:value="50000">
            <text:p>5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8" office:value-type="string">
            <text:p>Awakened Feelings</text:p>
          </table:table-cell>
          <table:table-cell office:value-type="string">
            <text:p>Fibre &amp; Steel</text:p>
          </table:table-cell>
          <table:table-cell office:value-type="string">
            <text:p>34”x13”x15”</text:p>
          </table:table-cell>
          <table:table-cell table:style-name="ce12" office:value-type="float" office:value="43000">
            <text:p>4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Bodhisatva</text:p>
          </table:table-cell>
          <table:table-cell office:value-type="string">
            <text:p>Fibre</text:p>
          </table:table-cell>
          <table:table-cell office:value-type="string">
            <text:p>22”x15”x8”</text:p>
          </table:table-cell>
          <table:table-cell table:style-name="ce12" office:value-type="float" office:value="30000">
            <text:p>3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style-name="ce8" office:value-type="string">
            <text:p>Srija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Kissing Horizons</text:p>
          </table:table-cell>
          <table:table-cell office:value-type="string">
            <text:p>Bronze</text:p>
          </table:table-cell>
          <table:table-cell office:value-type="string">
            <text:p>41”x9”x6”</text:p>
          </table:table-cell>
          <table:table-cell table:style-name="ce12" office:value-type="string">
            <text:p>1,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style-name="ce8" office:value-type="string">
            <text:p>Love Birds</text:p>
          </table:table-cell>
          <table:table-cell office:value-type="string">
            <text:p>Fibre</text:p>
          </table:table-cell>
          <table:table-cell office:value-type="string">
            <text:p>33”x18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Hopeful Heavens</text:p>
          </table:table-cell>
          <table:table-cell office:value-type="string">
            <text:p>Bronze</text:p>
          </table:table-cell>
          <table:table-cell office:value-type="string">
            <text:p>22”x9”x9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Exhuberance</text:p>
          </table:table-cell>
          <table:table-cell office:value-type="string">
            <text:p>Fibre/Bronze</text:p>
          </table:table-cell>
          <table:table-cell office:value-type="string">
            <text:p>20”x20”x12”</text:p>
          </table:table-cell>
          <table:table-cell office:value-type="string">
            <text:p>15,000/3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The Waiting Door</text:p>
          </table:table-cell>
          <table:table-cell office:value-type="string">
            <text:p>Fibre</text:p>
          </table:table-cell>
          <table:table-cell office:value-type="string">
            <text:p>21”x17”x13”</text:p>
          </table:table-cell>
          <table:table-cell table:style-name="ce12" office:value-type="float" office:value="20000">
            <text:p>2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Mother and Child</text:p>
          </table:table-cell>
          <table:table-cell office:value-type="string">
            <text:p>fiber</text:p>
          </table:table-cell>
          <table:table-cell office:value-type="string">
            <text:p>17”x5”x6”</text:p>
          </table:table-cell>
          <table:table-cell table:style-name="ce12" office:value-type="float" office:value="9000">
            <text:p>9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The Woman</text:p>
          </table:table-cell>
          <table:table-cell office:value-type="string">
            <text:p>Fibre</text:p>
          </table:table-cell>
          <table:table-cell office:value-type="string">
            <text:p>17”x5”x6”</text:p>
          </table:table-cell>
          <table:table-cell table:style-name="ce12" office:value-type="float" office:value="6000">
            <text:p>6,000</text:p>
          </table:table-cell>
          <table:table-cell office:value-type="string">
            <text:p>Menka Gandhi</text:p>
          </table:table-cell>
          <table:table-cell table:number-columns-repeated="2"/>
          <table:table-cell office:value-type="string">
            <text:p>gifte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Lovers</text:p>
          </table:table-cell>
          <table:table-cell office:value-type="string">
            <text:p>Bronze</text:p>
          </table:table-cell>
          <table:table-cell office:value-type="string">
            <text:p>12”x4”x5”</text:p>
          </table:table-cell>
          <table:table-cell table:style-name="ce12" office:value-type="float" office:value="10000">
            <text:p>10,000</text:p>
          </table:table-cell>
          <table:table-cell table:number-columns-repeated="1018"/>
        </table:table-row>
        <table:table-row table:style-name="ro2">
          <table:table-cell office:value-type="string">
            <text:p>ms</text:p>
          </table:table-cell>
          <table:table-cell office:value-type="float" office:value="47">
            <text:p>47</text:p>
          </table:table-cell>
          <table:table-cell office:value-type="string">
            <text:p>Reaching Out</text:p>
          </table:table-cell>
          <table:table-cell office:value-type="string">
            <text:p>Fibre</text:p>
          </table:table-cell>
          <table:table-cell office:value-type="string">
            <text:p>17”x8”x4”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Triad</text:p>
          </table:table-cell>
          <table:table-cell office:value-type="string">
            <text:p>Fibre</text:p>
          </table:table-cell>
          <table:table-cell office:value-type="string">
            <text:p>18”x9”x6”</text:p>
          </table:table-cell>
          <table:table-cell table:style-name="ce12" office:value-type="float" office:value="18000">
            <text:p>1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Myriad Moods</text:p>
          </table:table-cell>
          <table:table-cell office:value-type="string">
            <text:p>Fibre</text:p>
          </table:table-cell>
          <table:table-cell office:value-type="string">
            <text:p>11”x7”x6”</text:p>
          </table:table-cell>
          <table:table-cell table:style-name="ce12" office:value-type="float" office:value="8000">
            <text:p>8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In Tune (Couple)</text:p>
          </table:table-cell>
          <table:table-cell office:value-type="string">
            <text:p>Fibre/Bronze</text:p>
          </table:table-cell>
          <table:table-cell office:value-type="string">
            <text:p>16”x9”x7”</text:p>
          </table:table-cell>
          <table:table-cell office:value-type="string">
            <text:p>22,000/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The Power Balance</text:p>
          </table:table-cell>
          <table:table-cell office:value-type="string">
            <text:p>Fibre</text:p>
          </table:table-cell>
          <table:table-cell office:value-type="string">
            <text:p>19”x10”x16”</text:p>
          </table:table-cell>
          <table:table-cell table:style-name="ce12" office:value-type="float" office:value="22000">
            <text:p>22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s</text:p>
          </table:table-cell>
          <table:table-cell office:value-type="float" office:value="52">
            <text:p>52</text:p>
          </table:table-cell>
          <table:table-cell office:value-type="string">
            <text:p>Reaching Out (Bronze)</text:p>
          </table:table-cell>
          <table:table-cell office:value-type="string">
            <text:p>Bronze</text:p>
          </table:table-cell>
          <table:table-cell office:value-type="string">
            <text:p>17”x8”x4”</text:p>
          </table:table-cell>
          <table:table-cell table:style-name="ce12" office:value-type="float" office:value="25000">
            <text:p>2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Ready to Take Off - 1</text:p>
          </table:table-cell>
          <table:table-cell office:value-type="string">
            <text:p>Fibre/Bronze</text:p>
          </table:table-cell>
          <table:table-cell office:value-type="string">
            <text:p>26”x22”x9”</text:p>
          </table:table-cell>
          <table:table-cell office:value-type="string">
            <text:p>25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Ready to Take Off - 2</text:p>
          </table:table-cell>
          <table:table-cell office:value-type="string">
            <text:p>Fibre</text:p>
          </table:table-cell>
          <table:table-cell office:value-type="string">
            <text:p>26”x34”x10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Kite Runner</text:p>
          </table:table-cell>
          <table:table-cell office:value-type="string">
            <text:p>Fibre</text:p>
          </table:table-cell>
          <table:table-cell office:value-type="string">
            <text:p>32”x33”x13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A Prayer of Peace (Big/Small)</text:p>
          </table:table-cell>
          <table:table-cell office:value-type="string">
            <text:p>Bronze</text:p>
          </table:table-cell>
          <table:table-cell office:value-type="string">
            <text:p>17x11x9 / 9x8x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Wonderment</text:p>
          </table:table-cell>
          <table:table-cell office:value-type="string">
            <text:p>Fibre</text:p>
          </table:table-cell>
          <table:table-cell office:value-type="string">
            <text:p>32”x14”x14”</text:p>
          </table:table-cell>
          <table:table-cell table:style-name="ce12" office:value-type="float" office:value="28000">
            <text:p>2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Flight of Pigeons</text:p>
          </table:table-cell>
          <table:table-cell office:value-type="string">
            <text:p>Mix Media</text:p>
          </table:table-cell>
          <table:table-cell office:value-type="string">
            <text:p>9x4x6 Feet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Mission Accomplished</text:p>
          </table:table-cell>
          <table:table-cell office:value-type="string">
            <text:p>Fibre</text:p>
          </table:table-cell>
          <table:table-cell office:value-type="string">
            <text:p>55x30.5</text:p>
          </table:table-cell>
          <table:table-cell table:style-name="ce12" office:value-type="float" office:value="39000">
            <text:p>3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Heaven &amp; Earth</text:p>
          </table:table-cell>
          <table:table-cell office:value-type="string">
            <text:p>Fibre</text:p>
          </table:table-cell>
          <table:table-cell office:value-type="string">
            <text:p>36x30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reator (old)</text:p>
          </table:table-cell>
          <table:table-cell office:value-type="string">
            <text:p>Fibre</text:p>
          </table:table-cell>
          <table:table-cell office:value-type="string">
            <text:p>11”x13”x6”</text:p>
          </table:table-cell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Dancing Girl</text:p>
          </table:table-cell>
          <table:table-cell office:value-type="string">
            <text:p>Bronze</text:p>
          </table:table-cell>
          <table:table-cell office:value-type="string">
            <text:p>23”x9”x6”</text:p>
          </table:table-cell>
          <table:table-cell table:style-name="ce12" office:value-type="float" office:value="36000">
            <text:p>36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63">
            <text:p>63</text:p>
          </table:table-cell>
          <table:table-cell table:style-name="ce8" office:value-type="string">
            <text:p>Glimpse of Wisdom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 table:style-name="ce8" office:value-type="string">
            <text:p>Dholwala</text:p>
          </table:table-cell>
          <table:table-cell office:value-type="string">
            <text:p>Bronze</text:p>
          </table:table-cell>
          <table:table-cell office:value-type="string">
            <text:p>37''x43''x20''</text:p>
          </table:table-cell>
          <table:table-cell office:value-type="string">
            <text:p>3'70'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string">
            <text:p>Catch it (Gilli Danda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Spell of Love</text:p>
          </table:table-cell>
          <table:table-cell office:value-type="string">
            <text:p>Fibre</text:p>
          </table:table-cell>
          <table:table-cell office:value-type="string">
            <text:p>66”x36”x24”</text:p>
          </table:table-cell>
          <table:table-cell table:style-name="ce11" office:value-type="float" office:value="155000">
            <text:p>155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Song of Reflection</text:p>
          </table:table-cell>
          <table:table-cell office:value-type="string">
            <text:p>Fibre</text:p>
          </table:table-cell>
          <table:table-cell office:value-type="string">
            <text:p>33x34x18</text:p>
          </table:table-cell>
          <table:table-cell office:value-type="string">
            <text:p>1,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Joyful Flight</text:p>
          </table:table-cell>
          <table:table-cell office:value-type="string">
            <text:p>fiber</text:p>
          </table:table-cell>
          <table:table-cell office:value-type="string">
            <text:p>30''x96''x36''</text:p>
          </table:table-cell>
          <table:table-cell office:value-type="string">
            <text:p>2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Cumulative Pride</text:p>
          </table:table-cell>
          <table:table-cell office:value-type="string">
            <text:p>Bronze &amp; Iron</text:p>
          </table:table-cell>
          <table:table-cell office:value-type="string">
            <text:p>61”x29”x21”</text:p>
          </table:table-cell>
          <table:table-cell office:value-type="string">
            <text:p>12,00,000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 office:value-type="string">
            <text:p>Reflection of Genesis</text:p>
          </table:table-cell>
          <table:table-cell office:value-type="string">
            <text:p>Bronze &amp; Iron</text:p>
          </table:table-cell>
          <table:table-cell office:value-type="string">
            <text:p>40”x14”x20”</text:p>
          </table:table-cell>
          <table:table-cell office:value-type="string">
            <text:p>12,00,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Champa</text:p>
          </table:table-cell>
          <table:table-cell office:value-type="string">
            <text:p>Bronze</text:p>
          </table:table-cell>
          <table:table-cell table:number-columns-repeated="2"/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table:style-name="ce17"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Take Me High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The Rhythm &amp; the Pulse</text:p>
          </table:table-cell>
          <table:table-cell office:value-type="string">
            <text:p>Bronze</text:p>
          </table:table-cell>
          <table:table-cell office:value-type="string">
            <text:p>52”x34”x8”</text:p>
          </table:table-cell>
          <table:table-cell office:value-type="string">
            <text:p>2,00,000</text:p>
          </table:table-cell>
          <table:table-cell table:number-columns-repeated="1018"/>
        </table:table-row>
        <table:table-row table:style-name="ro2">
          <table:table-cell office:value-type="string">
            <text:p>s</text:p>
          </table:table-cell>
          <table:table-cell office:value-type="float" office:value="75">
            <text:p>75</text:p>
          </table:table-cell>
          <table:table-cell office:value-type="string">
            <text:p>Catch me if You Ca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Flight of Fantasy</text:p>
          </table:table-cell>
          <table:table-cell office:value-type="string">
            <text:p>Fibreglass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style-name="ce8" office:value-type="string">
            <text:p>Hypnotic Trance</text:p>
          </table:table-cell>
          <table:table-cell office:value-type="string">
            <text:p>Fibreglass</text:p>
          </table:table-cell>
          <table:table-cell office:value-type="string">
            <text:p>23”x18”x8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78">
            <text:p>78</text:p>
          </table:table-cell>
          <table:table-cell table:style-name="ce8" office:value-type="string">
            <text:p>Messenger of Peace</text:p>
          </table:table-cell>
          <table:table-cell office:value-type="string">
            <text:p>Bronze</text:p>
          </table:table-cell>
          <table:table-cell office:value-type="string">
            <text:p>27”x7”x7”</text:p>
          </table:table-cell>
          <table:table-cell table:style-name="ce12" office:value-type="float" office:value="55000">
            <text:p>5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Ballerina (Gymnast)</text:p>
          </table:table-cell>
          <table:table-cell office:value-type="string">
            <text:p>Fibreglass</text:p>
          </table:table-cell>
          <table:table-cell office:value-type="string">
            <text:p>25”x8”x21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Pyar Hua Iqrar Hua</text:p>
          </table:table-cell>
          <table:table-cell office:value-type="string">
            <text:p>Bronze</text:p>
          </table:table-cell>
          <table:table-cell office:value-type="string">
            <text:p>30”x16”x12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Garden of Eden</text:p>
          </table:table-cell>
          <table:table-cell office:value-type="string">
            <text:p>t</text:p>
          </table:table-cell>
          <table:table-cell office:value-type="string">
            <text:p>108”x52”x48”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Juggler</text:p>
          </table:table-cell>
          <table:table-cell office:value-type="string">
            <text:p>Fibre &amp; Steel</text:p>
          </table:table-cell>
          <table:table-cell office:value-type="string">
            <text:p>36”x16”x12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3">
            <text:p>83</text:p>
          </table:table-cell>
          <table:table-cell office:value-type="string">
            <text:p>Life Force</text:p>
          </table:table-cell>
          <table:table-cell office:value-type="string">
            <text:p>Bronze</text:p>
          </table:table-cell>
          <table:table-cell office:value-type="string">
            <text:p>36”x10”x6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Life Withi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45000">
            <text:p>45,000</text:p>
          </table:table-cell>
          <table:table-cell office:value-type="string">
            <text:p>art alive(Bitthi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A Prayer of Peace 2</text:p>
          </table:table-cell>
          <table:table-cell office:value-type="string">
            <text:p>Fibre/Bronze</text:p>
          </table:table-cell>
          <table:table-cell office:value-type="string">
            <text:p>13”x9.5”x7”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6">
            <text:p>86</text:p>
          </table:table-cell>
          <table:table-cell office:value-type="string">
            <text:p>Rythmic Balance (Big)</text:p>
          </table:table-cell>
          <table:table-cell office:value-type="string">
            <text:p>Fibre</text:p>
          </table:table-cell>
          <table:table-cell office:value-type="string">
            <text:p>60”x24”x14”</text:p>
          </table:table-cell>
          <table:table-cell table:style-name="ce12" office:value-type="float" office:value="90000">
            <text:p>9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style-name="ce11" office:value-type="string">
            <text:p>1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Ecstatic Embrace</text:p>
          </table:table-cell>
          <table:table-cell office:value-type="string">
            <text:p>Fibre</text:p>
          </table:table-cell>
          <table:table-cell office:value-type="string">
            <text:p>48”x12”x19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string">
            <text:p>Drumbeats</text:p>
          </table:table-cell>
          <table:table-cell office:value-type="string">
            <text:p>Bronze</text:p>
          </table:table-cell>
          <table:table-cell office:value-type="string">
            <text:p>15x9x5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Fly With Me</text:p>
          </table:table-cell>
          <table:table-cell office:value-type="string">
            <text:p>Bronze</text:p>
          </table:table-cell>
          <table:table-cell office:value-type="string">
            <text:p>33”x11”x12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1">
            <text:p>91</text:p>
          </table:table-cell>
          <table:table-cell table:style-name="ce8" office:value-type="string">
            <text:p>Chariot of Fire</text:p>
          </table:table-cell>
          <table:table-cell office:value-type="string">
            <text:p>Bronze</text:p>
          </table:table-cell>
          <table:table-cell office:value-type="string">
            <text:p>35”x11”x18”</text:p>
          </table:table-cell>
          <table:table-cell table:style-name="ce12" office:value-type="float" office:value="58000">
            <text:p>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Triumph <text:s/></text:p>
          </table:table-cell>
          <table:table-cell office:value-type="string">
            <text:p>Fibre</text:p>
          </table:table-cell>
          <table:table-cell office:value-type="string">
            <text:p>44”x15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The Muse</text:p>
          </table:table-cell>
          <table:table-cell office:value-type="string">
            <text:p>Fibre</text:p>
          </table:table-cell>
          <table:table-cell office:value-type="string">
            <text:p>39”x23”x13”</text:p>
          </table:table-cell>
          <table:table-cell table:style-name="ce12" office:value-type="float" office:value="40000">
            <text:p>40,0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Mirrored Heartbeats</text:p>
          </table:table-cell>
          <table:table-cell office:value-type="string">
            <text:p>Fibre</text:p>
          </table:table-cell>
          <table:table-cell office:value-type="string">
            <text:p>26”x24”x6”</text:p>
          </table:table-cell>
          <table:table-cell table:style-name="ce12" office:value-type="float" office:value="33000">
            <text:p>33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5">
            <text:p>95</text:p>
          </table:table-cell>
          <table:table-cell table:style-name="ce8" office:value-type="string">
            <text:p>Invocation</text:p>
          </table:table-cell>
          <table:table-cell office:value-type="string">
            <text:p>Fibre</text:p>
          </table:table-cell>
          <table:table-cell office:value-type="string">
            <text:p>24”x26”x6”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The Playful Breeze</text:p>
          </table:table-cell>
          <table:table-cell office:value-type="string">
            <text:p>Fibre</text:p>
          </table:table-cell>
          <table:table-cell office:value-type="string">
            <text:p>39”x14”x14”</text:p>
          </table:table-cell>
          <table:table-cell table:style-name="ce12" office:value-type="float" office:value="35000">
            <text:p>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Leaps of Faith</text:p>
          </table:table-cell>
          <table:table-cell office:value-type="string">
            <text:p>Fibre</text:p>
          </table:table-cell>
          <table:table-cell office:value-type="string">
            <text:p>34”x23”x6”</text:p>
          </table:table-cell>
          <table:table-cell table:style-name="ce12" office:value-type="float" office:value="40000">
            <text:p>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98">
            <text:p>98</text:p>
          </table:table-cell>
          <table:table-cell table:style-name="ce8" office:value-type="string">
            <text:p>Pirouette</text:p>
          </table:table-cell>
          <table:table-cell office:value-type="string">
            <text:p>Fibre</text:p>
          </table:table-cell>
          <table:table-cell office:value-type="string">
            <text:p>34”x14”x14”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style-name="ce8" office:value-type="string">
            <text:p>Jai Ho</text:p>
          </table:table-cell>
          <table:table-cell office:value-type="string">
            <text:p>Fibre</text:p>
          </table:table-cell>
          <table:table-cell office:value-type="string">
            <text:p>36”x20”x11”</text:p>
          </table:table-cell>
          <table:table-cell table:style-name="ce12" office:value-type="float" office:value="37000">
            <text:p>37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Monroe</text:p>
          </table:table-cell>
          <table:table-cell office:value-type="string">
            <text:p>Fibre</text:p>
          </table:table-cell>
          <table:table-cell office:value-type="string">
            <text:p>48”x33”x26”</text:p>
          </table:table-cell>
          <table:table-cell table:style-name="ce12" office:value-type="float" office:value="65000">
            <text:p>6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1">
            <text:p>101</text:p>
          </table:table-cell>
          <table:table-cell table:style-name="ce8" office:value-type="string">
            <text:p>Ganesha</text:p>
          </table:table-cell>
          <table:table-cell office:value-type="string">
            <text:p>Fibre</text:p>
          </table:table-cell>
          <table:table-cell office:value-type="string">
            <text:p>15”x17”x10”</text:p>
          </table:table-cell>
          <table:table-cell table:number-columns-repeated="1019"/>
        </table:table-row>
        <table:table-row table:style-name="ro2">
          <table:table-cell office:value-type="string">
            <text:p>m</text:p>
          </table:table-cell>
          <table:table-cell office:value-type="float" office:value="102">
            <text:p>102</text:p>
          </table:table-cell>
          <table:table-cell table:style-name="ce8" office:value-type="string">
            <text:p>Honourable Man</text:p>
          </table:table-cell>
          <table:table-cell table:number-columns-repeated="1021"/>
        </table:table-row>
        <table:table-row table:style-name="ro2">
          <table:table-cell office:value-type="string">
            <text:p>m</text:p>
          </table:table-cell>
          <table:table-cell office:value-type="float" office:value="103">
            <text:p>103</text:p>
          </table:table-cell>
          <table:table-cell table:style-name="ce8" office:value-type="string">
            <text:p>Buddha face</text:p>
          </table:table-cell>
          <table:table-cell office:value-type="string">
            <text:p>Fibre</text:p>
          </table:table-cell>
          <table:table-cell/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Bond</text:p>
          </table:table-cell>
          <table:table-cell office:value-type="string">
            <text:p>bronze</text:p>
          </table:table-cell>
          <table:table-cell office:value-type="string">
            <text:p>40''x 12''x12''</text:p>
          </table:table-cell>
          <table:table-cell office:value-type="string">
            <text:p>3,00,000</text:p>
          </table:table-cell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Footballer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1,80,000</text:p>
          </table:table-cell>
          <table:table-cell office:value-type="string">
            <text:p>ganesha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6">
            <text:p>106</text:p>
          </table:table-cell>
          <table:table-cell office:value-type="string">
            <text:p>Krishna (New)</text:p>
          </table:table-cell>
          <table:table-cell office:value-type="string">
            <text:p>Bronze(round base)</text:p>
          </table:table-cell>
          <table:table-cell office:value-type="string">
            <text:p>32 x 13 in</text:p>
          </table:table-cell>
          <table:table-cell/>
          <table:table-cell office:value-type="string">
            <text:p>sumita chopda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 office:value-type="string">
            <text:p>s</text:p>
          </table:table-cell>
          <table:table-cell office:value-type="float" office:value="107">
            <text:p>107</text:p>
          </table:table-cell>
          <table:table-cell office:value-type="string">
            <text:p>Hypnotic Tranc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string">
            <text:p>Spirit of Forest</text:p>
          </table:table-cell>
          <table:table-cell office:value-type="string">
            <text:p>bronze</text:p>
          </table:table-cell>
          <table:table-cell office:value-type="string">
            <text:p>11''x9''x9''</text:p>
          </table:table-cell>
          <table:table-cell table:style-name="ce12" office:value-type="float" office:value="65000">
            <text:p>65,000</text:p>
          </table:table-cell>
          <table:table-cell office:value-type="string">
            <text:p>art alive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Vulnerable</text:p>
          </table:table-cell>
          <table:table-cell table:number-columns-repeated="6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Celebrating Life</text:p>
          </table:table-cell>
          <table:table-cell table:number-columns-repeated="3"/>
          <table:table-cell office:value-type="string">
            <text:p>art alive</text:p>
          </table:table-cell>
          <table:table-cell table:style-name="ce15" office:value-type="string">
            <text:p>_1/3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11">
            <text:p>111</text:p>
          </table:table-cell>
          <table:table-cell office:value-type="string">
            <text:p>Seeds of Hope(maze)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The Living Balance </text:p>
          </table:table-cell>
          <table:table-cell office:value-type="string">
            <text:p>bronze</text:p>
          </table:table-cell>
          <table:table-cell office:value-type="string">
            <text:p>47''x22'''x10''</text:p>
          </table:table-cell>
          <table:table-cell office:value-type="string">
            <text:p>2,65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Beaty and Grace</text:p>
          </table:table-cell>
          <table:table-cell office:value-type="string">
            <text:p>bronze</text:p>
          </table:table-cell>
          <table:table-cell office:value-type="string">
            <text:p>39''x19''x12''</text:p>
          </table:table-cell>
          <table:table-cell office:value-type="string">
            <text:p>2,75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Instinctive Beats</text:p>
          </table:table-cell>
          <table:table-cell office:value-type="string">
            <text:p>bronze</text:p>
          </table:table-cell>
          <table:table-cell office:value-type="string">
            <text:p>41''x24''x21''</text:p>
          </table:table-cell>
          <table:table-cell office:value-type="string">
            <text:p>3,1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5">
            <text:p>115</text:p>
          </table:table-cell>
          <table:table-cell office:value-type="string">
            <text:p>The souring <text:s/>Spirit</text:p>
          </table:table-cell>
          <table:table-cell office:value-type="string">
            <text:p>bronze</text:p>
          </table:table-cell>
          <table:table-cell office:value-type="string">
            <text:p>26''x10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6">
            <text:p>116</text:p>
          </table:table-cell>
          <table:table-cell office:value-type="string">
            <text:p>On Winged Feet</text:p>
          </table:table-cell>
          <table:table-cell office:value-type="string">
            <text:p>bronze</text:p>
          </table:table-cell>
          <table:table-cell office:value-type="string">
            <text:p>20''x16''x9''</text:p>
          </table:table-cell>
          <table:table-cell office:value-type="string">
            <text:p>7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float" office:value="117">
            <text:p>117</text:p>
          </table:table-cell>
          <table:table-cell office:value-type="string">
            <text:p>Flight Of Fancy</text:p>
          </table:table-cell>
          <table:table-cell office:value-type="string">
            <text:p>bronze</text:p>
          </table:table-cell>
          <table:table-cell office:value-type="string">
            <text:p>19''x17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Beyond Horizon</text:p>
          </table:table-cell>
          <table:table-cell office:value-type="string">
            <text:p>bronze&amp;steel</text:p>
          </table:table-cell>
          <table:table-cell office:value-type="string">
            <text:p>53''x24''x18''</text:p>
          </table:table-cell>
          <table:table-cell office:value-type="string">
            <text:p>4,48,000/</text:p>
          </table:table-cell>
          <table:table-cell office:value-type="string">
            <text:p>arushi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Hopeful Heavens2</text:p>
          </table:table-cell>
          <table:table-cell office:value-type="string">
            <text:p>Bronze</text:p>
          </table:table-cell>
          <table:table-cell office:value-type="string">
            <text:p>18''x12''x7''(base)</text:p>
          </table:table-cell>
          <table:table-cell office:value-type="string">
            <text:p>1,10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drumbeats-2(small)</text:p>
          </table:table-cell>
          <table:table-cell office:value-type="string">
            <text:p>Bronze</text:p>
          </table:table-cell>
          <table:table-cell office:value-type="string">
            <text:p>21''x16''x7'(base)</text:p>
          </table:table-cell>
          <table:table-cell office:value-type="string">
            <text:p>1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piggyback ride</text:p>
          </table:table-cell>
          <table:table-cell office:value-type="string">
            <text:p>bronze</text:p>
          </table:table-cell>
          <table:table-cell office:value-type="string">
            <text:p>16''x11''x7''(base)</text:p>
          </table:table-cell>
          <table:table-cell office:value-type="string">
            <text:p>4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Kindred Spirits(birds around)</text:p>
          </table:table-cell>
          <table:table-cell office:value-type="string">
            <text:p>bronze</text:p>
          </table:table-cell>
          <table:table-cell office:value-type="string">
            <text:p>33''x15''x12''(base)</text:p>
          </table:table-cell>
          <table:table-cell office:value-type="string">
            <text:p>2,1o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feathered friend(NEW)</text:p>
          </table:table-cell>
          <table:table-cell office:value-type="string">
            <text:p>bronze</text:p>
          </table:table-cell>
          <table:table-cell office:value-type="string">
            <text:p>17''x19''x18''</text:p>
          </table:table-cell>
          <table:table-cell office:value-type="string">
            <text:p>2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drumbeats-3(small)</text:p>
          </table:table-cell>
          <table:table-cell office:value-type="string">
            <text:p>bronze</text:p>
          </table:table-cell>
          <table:table-cell/>
          <table:table-cell office:value-type="string">
            <text:p>1,2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string">
            <text:p>swing on the rode</text:p>
          </table:table-cell>
          <table:table-cell office:value-type="string">
            <text:p>bronze</text:p>
          </table:table-cell>
          <table:table-cell office:value-type="string">
            <text:p>6'x3'x2'</text:p>
          </table:table-cell>
          <table:table-cell office:value-type="string">
            <text:p>6,00,000/</text:p>
          </table:table-cell>
          <table:table-cell office:value-type="string">
            <text:p>arushi</text:p>
          </table:table-cell>
          <table:table-cell office:value-type="string">
            <text:p>comissioned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Flight of the Heart</text:p>
          </table:table-cell>
          <table:table-cell office:value-type="string">
            <text:p>bronze&amp;steel</text:p>
          </table:table-cell>
          <table:table-cell office:value-type="string">
            <text:p>36''x44''15''</text:p>
          </table:table-cell>
          <table:table-cell office:value-type="string">
            <text:p>4,3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float" office:value="127">
            <text:p>127</text:p>
          </table:table-cell>
          <table:table-cell office:value-type="string">
            <text:p>joyous leap</text:p>
          </table:table-cell>
          <table:table-cell office:value-type="string">
            <text:p>bronze</text:p>
          </table:table-cell>
          <table:table-cell office:value-type="string">
            <text:p>29''x8''x8'' (base)</text:p>
          </table:table-cell>
          <table:table-cell office:value-type="string">
            <text:p>1,1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victorious team</text:p>
          </table:table-cell>
          <table:table-cell office:value-type="string">
            <text:p>bronze</text:p>
          </table:table-cell>
          <table:table-cell office:value-type="string">
            <text:p>26''x13''x10'' (base)</text:p>
          </table:table-cell>
          <table:table-cell office:value-type="string">
            <text:p>1,5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my dream clouds</text:p>
          </table:table-cell>
          <table:table-cell office:value-type="string">
            <text:p>bronze</text:p>
          </table:table-cell>
          <table:table-cell office:value-type="string">
            <text:p>23''x6''x6'' (base)</text:p>
          </table:table-cell>
          <table:table-cell office:value-type="string">
            <text:p>1,0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string">
            <text:p>kagaz ki kashti</text:p>
          </table:table-cell>
          <table:table-cell office:value-type="string">
            <text:p>bronze</text:p>
          </table:table-cell>
          <table:table-cell office:value-type="string">
            <text:p>16''x11''x5''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string">
            <text:p>triumphant musicians</text:p>
          </table:table-cell>
          <table:table-cell office:value-type="string">
            <text:p>bronze</text:p>
          </table:table-cell>
          <table:table-cell office:value-type="string">
            <text:p>31''x12''x8''(base)</text:p>
          </table:table-cell>
          <table:table-cell office:value-type="string">
            <text:p>1,6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family unison</text:p>
          </table:table-cell>
          <table:table-cell office:value-type="string">
            <text:p>bronze</text:p>
          </table:table-cell>
          <table:table-cell office:value-type="string">
            <text:p>15''x9''x5'' 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string">
            <text:p>buddha</text:p>
          </table:table-cell>
          <table:table-cell office:value-type="string">
            <text:p>Fiber &amp; brass</text:p>
          </table:table-cell>
          <table:table-cell office:value-type="string">
            <text:p>58''x50''x31'' (base)</text:p>
          </table:table-cell>
          <table:table-cell office:value-type="string">
            <text:p>2,80,000/</text:p>
          </table:table-cell>
          <table:table-cell office:value-type="string">
            <text:p>sumeeta chopra</text:p>
          </table:table-cell>
          <table:table-cell table:style-name="ce15" office:value-type="string">
            <text:p><text:s/>1/4</text:p>
          </table:table-cell>
          <table:table-cell office:value-type="float" office:value="2019">
            <text:p>20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string">
            <text:p>potter</text:p>
          </table:table-cell>
          <table:table-cell office:value-type="string">
            <text:p>fiber</text:p>
          </table:table-cell>
          <table:table-cell office:value-type="string">
            <text:p>67”x41”x44”(base)</text:p>
          </table:table-cell>
          <table:table-cell office:value-type="string">
            <text:p>3,00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string">
            <text:p>Dayspring</text:p>
          </table:table-cell>
          <table:table-cell office:value-type="string">
            <text:p>bronze&amp;steel</text:p>
          </table:table-cell>
          <table:table-cell office:value-type="string">
            <text:p>44" x 14" x 8"(base)</text:p>
          </table:table-cell>
          <table:table-cell table:number-columns-repeated="2"/>
          <table:table-cell table:style-name="ce15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Ruddra</text:p>
          </table:table-cell>
          <table:table-cell office:value-type="string">
            <text:p>Bronze</text:p>
          </table:table-cell>
          <table:table-cell office:value-type="string">
            <text:p>28" x 11" x 11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string">
            <text:p>Kitkit</text:p>
          </table:table-cell>
          <table:table-cell office:value-type="string">
            <text:p>Bronze&amp;steel</text:p>
          </table:table-cell>
          <table:table-cell office:value-type="string">
            <text:p>34" x 11" x 18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string">
            <text:p>Paun Ke Neeche Jannat(moon)</text:p>
          </table:table-cell>
          <table:table-cell office:value-type="string">
            <text:p>Bronze&amp;steel</text:p>
          </table:table-cell>
          <table:table-cell office:value-type="string">
            <text:p>65" x 30" x 20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string">
            <text:p>Beyond The Clouds(rain)</text:p>
          </table:table-cell>
          <table:table-cell office:value-type="string">
            <text:p>Bronze&amp;steel</text:p>
          </table:table-cell>
          <table:table-cell office:value-type="string">
            <text:p>67" x 32" x 16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Set Square</text:p>
          </table:table-cell>
          <table:table-cell office:value-type="string">
            <text:p>Bronze&amp;steel</text:p>
          </table:table-cell>
          <table:table-cell office:value-type="string">
            <text:p>46" x 22" x 12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string">
            <text:p>Flight of Dreams</text:p>
          </table:table-cell>
          <table:table-cell office:value-type="string">
            <text:p>bronze</text:p>
          </table:table-cell>
          <table:table-cell office:value-type="string">
            <text:p>50" x 16" x 19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elebrating Life</text:p>
          </table:table-cell>
          <table:table-cell table:number-columns-repeated="3"/>
          <table:table-cell office:value-type="string">
            <text:p>arusi</text:p>
          </table:table-cell>
          <table:table-cell table:style-name="ce15" office:value-type="date" office:date-value="2022-03-01">
            <text:p>01/03/22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/04/2022</text:date>, <text:time>21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4T21:58:01.42</dc:date>
    <dc:creator>Suprabhat Maurya</dc:creator>
    <meta:generator>OpenOffice/4.1.11$Win32 OpenOffice.org_project/4111m1$Build-9808</meta:generator>
    <meta:editing-duration>PT11H10M32S</meta:editing-duration>
    <meta:editing-cycles>99</meta:editing-cycles>
    <meta:document-statistic meta:table-count="3" meta:cell-count="793" meta:object-count="0"/>
  </office:meta>
</office:document-meta>
</file>